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MonaPGothic2" svg:font-family="IPAMonaPGothic" style:font-pitch="variable" style:font-charset="x-symbol"/>
    <style:font-face style:name="Standard Symbols L" svg:font-family="'Standard Symbols L'" style:font-pitch="variable" style:font-charset="x-symbol"/>
    <style:font-face style:name="IPAMonaPGothic1" svg:font-family="IPAMonaPGothic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3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draw:marker-start-width="0.275cm" draw:marker-end="Arrow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draw:fill="none" fo:min-height="0.637cm"/>
    </style:style>
    <style:style style:name="gr6" style:family="graphic" style:parent-style-name="standard">
      <style:graphic-properties svg:stroke-width="0.01cm" draw:marker-start-width="0.315cm" draw:marker-end-width="0.315cm" draw:textarea-horizontal-align="center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style:font-name="Century Schoolbook L" fo:font-size="22pt" style:font-size-asian="22pt" style:font-size-complex="22pt"/>
    </style:style>
    <style:style style:name="P3" style:family="paragraph">
      <style:text-properties style:font-name="Century Schoolbook L" fo:font-size="20pt" style:font-size-asian="20pt" style:font-size-complex="20pt"/>
    </style:style>
    <style:style style:name="P4" style:family="paragraph">
      <style:text-properties style:font-name="Standard Symbols L" fo:font-size="20pt" style:font-size-asian="20pt" style:font-size-complex="20pt"/>
    </style:style>
    <style:style style:name="T1" style:family="text">
      <style:text-properties style:font-name="Century Schoolbook L" fo:font-size="22pt" fo:font-weight="bold" style:font-size-asian="22pt" style:font-weight-asian="bold" style:font-size-complex="22pt" style:font-weight-complex="bold"/>
    </style:style>
    <style:style style:name="T2" style:family="text">
      <style:text-properties style:text-position="sub 58%" style:font-name="Century Schoolbook L" fo:font-size="22pt" style:font-size-asian="22pt" style:font-size-complex="22pt"/>
    </style:style>
    <style:style style:name="T3" style:family="text">
      <style:text-properties style:font-name="Century Schoolbook L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Century Schoolbook L" fo:font-size="20pt" style:font-size-asian="20pt" style:font-size-complex="20pt"/>
    </style:style>
    <style:style style:name="T5" style:family="text">
      <style:text-properties style:font-name="Century Schoolbook L" fo:font-size="20pt" fo:font-weight="bold" style:font-size-asian="20pt" style:font-weight-asian="bold" style:font-size-complex="20pt" style:font-weight-complex="bold"/>
    </style:style>
    <style:style style:name="T6" style:family="text">
      <style:text-properties style:text-position="sub 58%" style:font-name="Century Schoolbook L" fo:font-size="20pt" style:font-size-asian="20pt" style:font-size-complex="20pt"/>
    </style:style>
    <style:style style:name="T7" style:family="text">
      <style:text-properties style:font-name="Century Schoolbook L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Standard Symbols L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0.301cm" svg:height="0.313cm" svg:x="0.85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01cm" svg:height="0.313cm" svg:x="3.399cm" svg:y="0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3.999cm" svg:height="2.499cm" draw:transform="rotate (1.5707963267949) translate (1cm 5cm)" svg:viewBox="0 0 4000 2500" svg:d="M0 0c3000 0 4000 2500 4000 2500">
          <text:p/>
        </draw:path>
        <draw:frame draw:style-name="gr3" draw:layer="layout" svg:width="3.5cm" svg:height="0.89cm" svg:x="1cm" svg:y="4.6cm">
          <draw:text-box>
            <text:p>基準点</text:p>
          </draw:text-box>
        </draw:frame>
        <draw:frame draw:style-name="gr4" draw:text-style-name="P2" draw:layer="layout" svg:width="1.5cm" svg:height="1.492cm" svg:x="2.5cm" svg:y="1.1cm">
          <draw:text-box>
            <text:p><text:span text:style-name="T1">r</text:span><text:span text:style-name="T2">0</text:span></text:p>
          </draw:text-box>
        </draw:frame>
        <draw:frame draw:style-name="gr5" draw:layer="layout" svg:width="0.951cm" svg:height="0.89cm" svg:x="0.03cm" svg:y="4.793cm">
          <draw:text-box>
            <text:p>O</text:p>
          </draw:text-box>
        </draw:frame>
        <draw:frame draw:style-name="gr4" draw:text-style-name="P3" draw:layer="layout" svg:width="2.5cm" svg:height="1.383cm" svg:x="1.3cm" svg:y="2.5cm">
          <draw:text-box>
            <text:p><text:span text:style-name="T3">W</text:span><text:span text:style-name="T4">(</text:span><text:span text:style-name="T5">r</text:span><text:span text:style-name="T6">0</text:span><text:span text:style-name="T4">)</text:span></text:p>
          </draw:text-box>
        </draw:frame>
        <draw:frame draw:style-name="gr4" draw:text-style-name="P3" draw:layer="layout" svg:width="1.7cm" svg:height="1.25cm" svg:x="5.5cm" svg:y="1.425cm">
          <draw:text-box>
            <text:p><text:span text:style-name="T3">W</text:span></text:p>
          </draw:text-box>
        </draw:frame>
        <draw:path draw:style-name="gr2" draw:text-style-name="P1" draw:layer="layout" svg:width="1.956cm" svg:height="2.283cm" draw:transform="rotate (-0.816465024082948) translate (5.29175394847845cm -0.553667441072802cm)" svg:viewBox="0 0 1957 2284" svg:d="M7 2284c2692 0 2042-2971 1300-2136s-1307 1941-1307 1941">
          <text:p/>
        </draw:path>
        <draw:frame draw:style-name="gr4" draw:text-style-name="P2" draw:layer="layout" svg:width="2.1cm" svg:height="1.492cm" svg:x="3.1cm" svg:y="1.1cm">
          <draw:text-box>
            <text:p><text:span text:style-name="T7">=</text:span><text:span text:style-name="T1">r</text:span><text:span text:style-name="T2">1</text:span></text:p>
          </draw:text-box>
        </draw:frame>
        <draw:frame draw:style-name="gr4" draw:text-style-name="P4" draw:layer="layout" svg:width="1.2cm" svg:height="1.25cm" svg:x="6.7cm" svg:y="0.8cm">
          <draw:text-box>
            <text:p><text:span text:style-name="T8">G</text:span></text:p>
          </draw:text-box>
        </draw:frame>
        <draw:line draw:style-name="gr6" draw:text-style-name="P1" draw:layer="layout" svg:x1="6.433cm" svg:y1="0.993cm" svg:x2="6.944cm" svg:y2="1.3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MonaPGothic2" svg:font-family="IPAMonaPGothic" style:font-pitch="variable" style:font-charset="x-symbol"/>
    <style:font-face style:name="Standard Symbols L" svg:font-family="'Standard Symbols L'" style:font-pitch="variable" style:font-charset="x-symbol"/>
    <style:font-face style:name="IPAMonaPGothic1" svg:font-family="IPAMonaPGothic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3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onaPGothic" fo:font-size="24pt" fo:language="en" fo:country="US" style:font-name-asian="IPAMonaPGothic3" style:font-size-asian="24pt" style:language-asian="ja" style:country-asian="JP" style:font-name-complex="IPAMonaPGothic3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MonaPGothic" fo:font-family="IPAMonaPGothic" style:font-family-generic="roman" style:font-pitch="variable" fo:font-size="18pt" fo:font-style="normal" fo:text-shadow="none" style:text-underline-style="none" fo:font-weight="normal" style:font-name-asian="IPAMonaPGothic3" style:font-family-asian="IPAMonaPGothic" style:font-family-generic-asian="system" style:font-pitch-asian="variable" style:font-size-asian="18pt" style:font-style-asian="normal" style:font-weight-asian="normal" style:font-name-complex="IPAMonaPGothic3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5-04T19:23:29</meta:creation-date>
    <dc:creator>Nasahara Kenlo</dc:creator>
    <dc:date>2016-03-21T22:46:23.226903680</dc:date>
    <meta:editing-cycles>23</meta:editing-cycles>
    <meta:editing-duration>PT3H28M15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